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" table:style-name="ta1">
        <table:shapes>
          <draw:frame draw:z-index="0" draw:style-name="gr1" draw:text-style-name="P1" svg:width="159.99mm" svg:height="89.99mm" svg:x="1.07mm" svg:y="19.33mm">
            <loext:p draw:notify-on-update-of-ranges="graph.B4:graph.F4 graph.A1:graph.A1 graph.B1:graph.F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9.02mm" svg:y="54.19mm">
            <loext:p draw:notify-on-update-of-ranges="graph.B4:graph.F4 graph.A2:graph.A2 graph.B2:graph.F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.01mm" svg:y="108.65mm">
            <loext:p draw:notify-on-update-of-ranges="graph.B4:graph.F4 graph.A3:graph.A3 graph.B3:graph.F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время выполнения</text:p>
          </table:table-cell>
          <table:table-cell office:value-type="float" office:value="20.4572" calcext:value-type="float">
            <text:p>20,4572</text:p>
          </table:table-cell>
          <table:table-cell office:value-type="float" office:value="10.7515" calcext:value-type="float">
            <text:p>10,7515</text:p>
          </table:table-cell>
          <table:table-cell office:value-type="float" office:value="5.78912" calcext:value-type="float">
            <text:p>5,78912</text:p>
          </table:table-cell>
          <table:table-cell office:value-type="float" office:value="3.30463" calcext:value-type="float">
            <text:p>3,30463</text:p>
          </table:table-cell>
          <table:table-cell office:value-type="float" office:value="2.23149" calcext:value-type="float">
            <text:p>2,23149</text:p>
          </table:table-cell>
        </table:table-row>
        <table:table-row table:style-name="ro1">
          <table:table-cell office:value-type="string" calcext:value-type="string">
            <text:p>ускорение</text:p>
          </table:table-cell>
          <table:table-cell office:value-type="float" office:value="1" calcext:value-type="float">
            <text:p>1</text:p>
          </table:table-cell>
          <table:table-cell office:value-type="float" office:value="1.9027298516" calcext:value-type="float">
            <text:p>1,9027298516</text:p>
          </table:table-cell>
          <table:table-cell office:value-type="float" office:value="3.5337322426" calcext:value-type="float">
            <text:p>3,5337322426</text:p>
          </table:table-cell>
          <table:table-cell office:value-type="float" office:value="6.1904661036" calcext:value-type="float">
            <text:p>6,1904661036</text:p>
          </table:table-cell>
          <table:table-cell office:value-type="float" office:value="9.1675069124" calcext:value-type="float">
            <text:p>9,1675069124</text:p>
          </table:table-cell>
        </table:table-row>
        <table:table-row table:style-name="ro1">
          <table:table-cell office:value-type="string" calcext:value-type="string">
            <text:p>эффектив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9513649258" calcext:value-type="float">
            <text:p>0,9513649258</text:p>
          </table:table-cell>
          <table:table-cell office:value-type="float" office:value="0.8834330606" calcext:value-type="float">
            <text:p>0,8834330606</text:p>
          </table:table-cell>
          <table:table-cell office:value-type="float" office:value="0.773808263" calcext:value-type="float">
            <text:p>0,773808263</text:p>
          </table:table-cell>
          <table:table-cell office:value-type="float" office:value="0.572969182" calcext:value-type="float">
            <text:p>0,5729691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.00.0000</text:date>, <text:time style:data-style-name="N2" text:time-value="01:16:24.52859182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04:58:26.224070189</dc:date>
    <meta:editing-duration>PT3H34M22S</meta:editing-duration>
    <meta:editing-cycles>2</meta:editing-cycles>
    <meta:generator>LibreOffice/5.1.6.2$Linux_X86_64 LibreOffice_project/10m0$Build-2</meta:generator>
    <meta:document-statistic meta:table-count="1" meta:cell-count="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4.201cm" style:legend-expansion="high" chart:style-name="ch2"/>
        <chart:plot-area chart:style-name="ch3" table:cell-range-address="graph.B4:graph.F4 graph.A1:graph.F1" chart:data-source-has-labels="both" svg:x="0.32cm" svg:y="0.18cm" svg:width="11.026cm" svg:height="8.64cm">
          <chartooo:coordinate-region svg:x="0.941cm" svg:y="0.379cm" svg:width="10.218cm" svg:height="7.794cm"/>
          <chart:axis chart:dimension="x" chart:name="primary-x" chart:style-name="ch4" chartooo:axis-type="auto">
            <chartooo:date-scale/>
            <chart:categories table:cell-range-address="graph.B4:graph.F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.B1:graph.F1" chart:label-cell-address="graph.A1:graph.A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ph.B4:graph.F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время выполнения</text:p>
                <draw:g>
                  <svg:desc>graph.A1:graph.A1</svg:desc>
                </draw:g>
              </table:table-cell>
              <table:table-cell office:value-type="float" office:value="20.4572">
                <text:p>20.4572</text:p>
                <draw:g>
                  <svg:desc>graph.B1:graph.F1</svg:desc>
                </draw:g>
              </table:table-cell>
              <table:table-cell office:value-type="float" office:value="10.7515">
                <text:p>10.7515</text:p>
              </table:table-cell>
              <table:table-cell office:value-type="float" office:value="5.78912">
                <text:p>5.78912</text:p>
              </table:table-cell>
              <table:table-cell office:value-type="float" office:value="3.30463">
                <text:p>3.30463</text:p>
              </table:table-cell>
              <table:table-cell office:value-type="float" office:value="2.23149">
                <text:p>2.23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42cm" svg:y="4.201cm" style:legend-expansion="high" chart:style-name="ch2"/>
        <chart:plot-area chart:style-name="ch3" table:cell-range-address="graph.B4:graph.F4 graph.A2:graph.F2" chart:data-source-has-labels="both" svg:x="0.32cm" svg:y="0.18cm" svg:width="12.402cm" svg:height="8.64cm">
          <chartooo:coordinate-region svg:x="0.756cm" svg:y="0.379cm" svg:width="11.594cm" svg:height="7.794cm"/>
          <chart:axis chart:dimension="x" chart:name="primary-x" chart:style-name="ch4" chartooo:axis-type="auto">
            <chartooo:date-scale/>
            <chart:categories table:cell-range-address="graph.B4:graph.F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.B2:graph.F2" chart:label-cell-address="graph.A2:graph.A2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ph.B4:graph.F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ускорение</text:p>
                <draw:g>
                  <svg:desc>graph.A2:graph.A2</svg:desc>
                </draw:g>
              </table:table-cell>
              <table:table-cell office:value-type="float" office:value="1">
                <text:p>1</text:p>
                <draw:g>
                  <svg:desc>graph.B2:graph.F2</svg:desc>
                </draw:g>
              </table:table-cell>
              <table:table-cell office:value-type="float" office:value="1.9027298516">
                <text:p>1.9027298516</text:p>
              </table:table-cell>
              <table:table-cell office:value-type="float" office:value="3.5337322426">
                <text:p>3.5337322426</text:p>
              </table:table-cell>
              <table:table-cell office:value-type="float" office:value="6.1904661036">
                <text:p>6.1904661036</text:p>
              </table:table-cell>
              <table:table-cell office:value-type="float" office:value="9.1675069124">
                <text:p>9.1675069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6cm" svg:y="4.201cm" style:legend-expansion="high" chart:style-name="ch2"/>
        <chart:plot-area chart:style-name="ch3" table:cell-range-address="graph.B3:graph.F4 graph.A3:graph.A3" chart:data-source-has-labels="both" svg:x="0.32cm" svg:y="0.18cm" svg:width="11.476cm" svg:height="8.64cm">
          <chartooo:coordinate-region svg:x="1.047cm" svg:y="0.38cm" svg:width="10.562cm" svg:height="7.793cm"/>
          <chart:axis chart:dimension="x" chart:name="primary-x" chart:style-name="ch4" chartooo:axis-type="auto">
            <chartooo:date-scale/>
            <chart:categories table:cell-range-address="graph.B4:graph.F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.B3:graph.F3" chart:label-cell-address="graph.A3:graph.A3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ph.B4:graph.F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эффективность</text:p>
                <draw:g>
                  <svg:desc>graph.A3:graph.A3</svg:desc>
                </draw:g>
              </table:table-cell>
              <table:table-cell office:value-type="float" office:value="1">
                <text:p>1</text:p>
                <draw:g>
                  <svg:desc>graph.B3:graph.F3</svg:desc>
                </draw:g>
              </table:table-cell>
              <table:table-cell office:value-type="float" office:value="0.9513649258">
                <text:p>0.9513649258</text:p>
              </table:table-cell>
              <table:table-cell office:value-type="float" office:value="0.8834330606">
                <text:p>0.8834330606</text:p>
              </table:table-cell>
              <table:table-cell office:value-type="float" office:value="0.773808263">
                <text:p>0.773808263</text:p>
              </table:table-cell>
              <table:table-cell office:value-type="float" office:value="0.572969182">
                <text:p>0.5729691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